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NewRomanPSMT" svg:font-family="TimesNewRomanPSMT" style:font-family-generic="roman"/>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649ff" style:text-outline="false" style:text-position="0% 100%" style:font-name="TimesNewRomanPSMT" fo:font-size="14pt" fo:letter-spacing="normal" fo:font-style="normal" style:text-underline-style="none" fo:font-weight="normal" style:letter-kerning="false" style:font-name-asian="TimesNewRomanPSMT" style:font-size-asian="14pt" style:font-style-asian="normal" style:font-weight-asian="normal" style:font-name-complex="TimesNewRomanPSMT" style:font-size-complex="14pt" style:font-style-complex="normal" style:font-weight-complex="normal"/>
    </style:style>
    <style:style style:name="P2" style:family="paragraph" style:parent-style-name="Standard" style:list-style-name="">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649ff" style:text-outline="false" style:text-position="0% 100%" style:font-name="ArialMT"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3"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649ff" style:text-outline="false" style:text-position="0% 100%" style:font-name="ArialMT"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4"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MT" fo:font-size="16pt" fo:letter-spacing="normal" style:text-underline-style="none" fo:font-weight="normal" style:letter-kerning="false" style:font-name-asian="ArialMT" style:font-size-asian="16pt" style:font-weight-asian="normal" style:font-name-complex="ArialMT" style:font-size-complex="16pt" style:font-weight-complex="normal"/>
    </style:style>
    <style:style style:name="P5"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MT" fo:font-size="16pt" fo:letter-spacing="normal" fo:font-style="normal" style:text-underline-style="none" fo:font-weight="normal" style:letter-kerning="false" style:font-name-asian="ArialMT" style:font-size-asian="16pt" style:font-style-asian="normal" style:font-weight-asian="normal" style:font-name-complex="ArialMT" style:font-size-complex="16pt" style:font-style-complex="normal" style:font-weight-complex="normal"/>
    </style:style>
    <style:style style:name="P6" style:family="paragraph" style:parent-style-name="Standard" style:list-style-name="">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MT" fo:font-size="12pt" fo:letter-spacing="normal" style:text-underline-style="none" fo:font-weight="normal" style:letter-kerning="false" style:font-name-asian="ArialMT" style:font-size-asian="12pt" style:font-weight-asian="normal" style:font-name-complex="ArialMT" style:font-size-complex="12pt" style:font-weight-complex="normal"/>
    </style:style>
    <style:style style:name="P7"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MT"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8" style:family="paragraph" style:parent-style-name="Standard" style:list-style-name="">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MT"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9"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BoldMT" fo:font-size="16pt" fo:letter-spacing="normal" style:text-underline-style="none" fo:font-weight="bold" style:letter-kerning="false" style:font-name-asian="Arial-BoldMT" style:font-size-asian="16pt" style:font-weight-asian="bold" style:font-name-complex="Arial-BoldMT" style:font-size-complex="16pt" style:font-weight-complex="bold"/>
    </style:style>
    <style:style style:name="P10" style:family="paragraph" style:parent-style-name="Standard" style:list-style-name="">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BoldMT" fo:font-size="16pt" fo:letter-spacing="normal" style:text-underline-style="none" fo:font-weight="bold" style:letter-kerning="false" style:font-name-asian="Arial-BoldMT" style:font-size-asian="16pt" style:font-weight-asian="bold" style:font-name-complex="Arial-BoldMT" style:font-size-complex="16pt" style:font-weight-complex="bold"/>
    </style:style>
    <style:style style:name="P11" style:family="paragraph" style:parent-style-name="Standard" style:list-style-name="">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BoldMT" fo:font-size="12pt" fo:letter-spacing="normal" style:text-underline-style="none" fo:font-weight="bold" style:letter-kerning="false" style:font-name-asian="Arial-BoldMT" style:font-size-asian="12pt" style:font-weight-asian="bold" style:font-name-complex="Arial-BoldMT" style:font-size-complex="12pt" style:font-weight-complex="bold"/>
    </style:style>
    <style:style style:name="P12"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BoldMT" fo:font-size="12pt" fo:letter-spacing="normal" style:text-underline-style="none" fo:font-weight="bold" style:letter-kerning="false" style:font-name-asian="Arial-BoldMT" style:font-size-asian="12pt" style:font-weight-asian="bold" style:font-name-complex="Arial-BoldMT" style:font-size-complex="12pt" style:font-weight-complex="bold"/>
    </style:style>
    <style:style style:name="P13"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BoldMT" fo:font-size="12pt" fo:letter-spacing="normal" fo:font-style="normal" style:text-underline-style="none" fo:font-weight="bold" style:letter-kerning="false" style:font-name-asian="Arial-BoldMT" style:font-size-asian="12pt" style:font-style-asian="normal" style:font-weight-asian="bold" style:font-name-complex="Arial-BoldMT" style:font-size-complex="12pt" style:font-style-complex="normal" style:font-weight-complex="bold"/>
    </style:style>
    <style:style style:name="P14" style:family="paragraph" style:parent-style-name="Standard" style:list-style-name="">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BoldMT" fo:font-size="12pt" fo:letter-spacing="normal" fo:font-style="normal" style:text-underline-style="none" fo:font-weight="bold" style:letter-kerning="false" style:font-name-asian="Arial-BoldMT" style:font-size-asian="12pt" style:font-style-asian="normal" style:font-weight-asian="bold" style:font-name-complex="Arial-BoldMT" style:font-size-complex="12pt" style:font-style-complex="normal" style:font-weight-complex="bold"/>
    </style:style>
    <style:style style:name="P15"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TimesNewRomanPSMT" fo:font-size="12pt" fo:letter-spacing="normal" style:text-underline-style="none" fo:font-weight="normal" style:letter-kerning="false" style:font-name-asian="TimesNewRomanPSMT" style:font-size-asian="12pt" style:font-weight-asian="normal" style:font-name-complex="TimesNewRomanPSMT" style:font-size-complex="12pt" style:font-weight-complex="normal"/>
    </style:style>
    <style:style style:name="P16"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17" style:family="paragraph" style:parent-style-name="Standard" style:list-style-name="">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8"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9" style:family="paragraph" style:parent-style-name="Standard" style:list-style-name="">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c3507" style:text-outline="false" style:text-position="0% 100%" style:font-name="ArialMT"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20"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a3307" style:text-outline="false" style:text-position="0% 100%" style:font-name="ArialMT"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21"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a3307" style:text-outline="false" style:text-position="0% 100%" style:font-name="TimesNewRomanPSMT" fo:font-size="12pt" fo:letter-spacing="normal" fo:font-style="normal" style:text-underline-style="none" fo:font-weight="normal" style:letter-kerning="false" style:font-name-asian="TimesNewRomanPSMT" style:font-size-asian="12pt" style:font-style-asian="normal" style:font-weight-asian="normal" style:font-name-complex="TimesNewRomanPSMT" style:font-size-complex="12pt" style:font-style-complex="normal" style:font-weight-complex="normal"/>
    </style:style>
    <style:style style:name="P22" style:family="paragraph" style:parent-style-name="Standard" style:list-style-name="">
      <style:paragraph-properties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1d1d1d" style:text-outline="false" style:text-position="0% 100%" style:font-name="Arial-BoldMT" fo:font-size="12pt" fo:letter-spacing="normal" fo:font-style="normal" style:text-underline-style="none" fo:font-weight="bold" style:letter-kerning="false" style:font-name-asian="Arial-BoldMT" style:font-size-asian="12pt" style:font-style-asian="normal" style:font-weight-asian="bold" style:font-name-complex="Arial-BoldMT" style:font-size-complex="12pt" style:font-style-complex="normal" style:font-weight-complex="bold"/>
    </style:style>
    <style:style style:name="P23" style:family="paragraph" style:parent-style-name="Standard" style:list-style-name="">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ffffff" style:text-outline="false" style:text-position="0% 100%" style:font-name="TimesNewRomanPSMT" fo:font-size="18pt" fo:letter-spacing="normal" fo:font-style="normal" style:text-underline-style="none" fo:font-weight="normal" style:letter-kerning="false" style:font-name-asian="TimesNewRomanPSMT" style:font-size-asian="18pt" style:font-style-asian="normal" style:font-weight-asian="normal" style:font-name-complex="TimesNewRomanPSMT" style:font-size-complex="18pt" style:font-style-complex="normal" style:font-weight-complex="normal"/>
    </style:style>
    <style:style style:name="P24" style:family="paragraph" style:parent-style-name="Standard" style:list-style-name="">
      <style:paragraph-properties fo:margin-top="0cm" fo:margin-bottom="0.176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BoldMT" fo:font-size="12pt" fo:letter-spacing="normal" style:text-underline-style="none" fo:font-weight="bold" style:letter-kerning="false" style:font-name-asian="Arial-BoldMT" style:font-size-asian="12pt" style:font-weight-asian="bold" style:font-name-complex="Arial-BoldMT" style:font-size-complex="12pt" style:font-weight-complex="bold"/>
    </style:style>
    <style:style style:name="P25" style:family="paragraph" style:parent-style-name="Standard" style:list-style-name="">
      <style:paragraph-properties fo:margin-top="0cm" fo:margin-bottom="0.176cm"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BoldMT" fo:font-size="12pt" fo:letter-spacing="normal" style:text-underline-style="none" fo:font-weight="bold" style:letter-kerning="false" style:font-name-asian="Arial-BoldMT" style:font-size-asian="12pt" style:font-weight-asian="bold" style:font-name-complex="Arial-BoldMT" style:font-size-complex="12pt" style:font-weight-complex="bold"/>
    </style:style>
    <style:style style:name="P26" style:family="paragraph" style:parent-style-name="Standard" style:list-style-name="">
      <style:paragraph-properties fo:margin-top="0cm" fo:margin-bottom="0.176cm"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BoldMT" fo:font-size="12pt" fo:letter-spacing="normal" fo:font-style="normal" style:text-underline-style="none" fo:font-weight="bold" style:letter-kerning="false" style:font-name-asian="Arial-BoldMT" style:font-size-asian="12pt" style:font-style-asian="normal" style:font-weight-asian="bold" style:font-name-complex="Arial-BoldMT" style:font-size-complex="12pt" style:font-style-complex="normal" style:font-weight-complex="bold"/>
    </style:style>
    <style:style style:name="P27" style:family="paragraph" style:parent-style-name="Standard" style:list-style-name="">
      <style:paragraph-properties fo:margin-top="0cm" fo:margin-bottom="0.176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BoldMT" fo:font-size="12pt" fo:letter-spacing="normal" fo:font-style="normal" style:text-underline-style="none" fo:font-weight="bold" style:letter-kerning="false" style:font-name-asian="Arial-BoldMT" style:font-size-asian="12pt" style:font-style-asian="normal" style:font-weight-asian="bold" style:font-name-complex="Arial-BoldMT" style:font-size-complex="12pt" style:font-style-complex="normal" style:font-weight-complex="bold"/>
    </style:style>
    <style:style style:name="P28" style:family="paragraph" style:parent-style-name="Standard" style:list-style-name="">
      <style:paragraph-properties fo:margin-top="0cm" fo:margin-bottom="0.176cm"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MT" fo:font-size="12pt" fo:letter-spacing="normal" style:text-underline-style="none" fo:font-weight="normal" style:letter-kerning="false" style:font-name-asian="ArialMT" style:font-size-asian="12pt" style:font-weight-asian="normal" style:font-name-complex="ArialMT" style:font-size-complex="12pt" style:font-weight-complex="normal"/>
    </style:style>
    <style:style style:name="P29" style:family="paragraph" style:parent-style-name="Standard" style:list-style-name="">
      <style:paragraph-properties fo:margin-top="0cm" fo:margin-bottom="0.176cm"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MT"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30" style:family="paragraph" style:parent-style-name="Standard" style:list-style-name="">
      <style:paragraph-properties fo:margin-top="0cm" fo:margin-bottom="0.176cm"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1" style:family="paragraph" style:parent-style-name="Standard" style:list-style-name="">
      <style:paragraph-properties fo:margin-top="0cm" fo:margin-bottom="0.176cm" fo:text-align="justify" style:justify-single-word="false" style:text-autospace="none">
        <style:tab-stops>
          <style:tab-stop style:position="1.27cm"/>
        </style:tab-stops>
      </style:paragraph-properties>
    </style:style>
    <style:style style:name="P32" style:family="paragraph" style:parent-style-name="Standard" style:list-style-name="">
      <style:paragraph-properties fo:margin-top="0cm" fo:margin-bottom="0.353cm" fo:line-height="115%"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BoldMT" fo:font-size="12pt" fo:letter-spacing="normal" fo:font-style="normal" style:text-underline-style="none" fo:font-weight="bold" style:letter-kerning="false" style:font-name-asian="Arial-BoldMT" style:font-size-asian="12pt" style:font-style-asian="normal" style:font-weight-asian="bold" style:font-name-complex="Arial-BoldMT" style:font-size-complex="12pt" style:font-style-complex="normal" style:font-weight-complex="bold"/>
    </style:style>
    <style:style style:name="P33" style:family="paragraph" style:parent-style-name="Standard" style:list-style-name="">
      <style:paragraph-properties fo:margin-top="0cm" fo:margin-bottom="1.129cm"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4" style:family="paragraph" style:parent-style-name="Standard" style:list-style-name="">
      <style:paragraph-properties fo:margin-top="0cm" fo:margin-bottom="1.129cm"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MT"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P35" style:family="paragraph" style:parent-style-name="Standard" style:list-style-name="">
      <style:paragraph-properties fo:margin-top="0cm" fo:margin-bottom="0.282cm"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BoldMT" fo:font-size="12pt" fo:letter-spacing="normal" fo:font-style="normal" style:text-underline-style="none" fo:font-weight="bold" style:letter-kerning="false" style:font-name-asian="Arial-BoldMT" style:font-size-asian="12pt" style:font-style-asian="normal" style:font-weight-asian="bold" style:font-name-complex="Arial-BoldMT" style:font-size-complex="12pt" style:font-style-complex="normal" style:font-weight-complex="bold"/>
    </style:style>
    <style:style style:name="P36" style:family="paragraph" style:parent-style-name="Standard" style:list-style-name="">
      <style:paragraph-properties fo:margin-left="1.24cm" fo:margin-right="0cm" fo:margin-top="0cm" fo:margin-bottom="0.176cm" fo:text-indent="0cm" style:auto-text-indent="false" style:text-autospace="none">
        <style:tab-stops>
          <style:tab-stop style:position="-0.252cm"/>
          <style:tab-stop style:position="0.736cm"/>
          <style:tab-stop style:position="1.723cm"/>
          <style:tab-stop style:position="2.711cm"/>
          <style:tab-stop style:position="3.699cm"/>
          <style:tab-stop style:position="4.687cm"/>
          <style:tab-stop style:position="5.674cm"/>
          <style:tab-stop style:position="6.662cm"/>
          <style:tab-stop style:position="7.65cm"/>
          <style:tab-stop style:position="8.638cm"/>
          <style:tab-stop style:position="9.626cm"/>
          <style:tab-stop style:position="10.613cm"/>
        </style:tab-stops>
      </style:paragraph-properties>
    </style:style>
    <style:style style:name="P37" style:family="paragraph" style:parent-style-name="Standard" style:list-style-name="">
      <style:paragraph-properties fo:margin-left="1.24cm" fo:margin-right="0cm" fo:margin-top="0cm" fo:margin-bottom="0.176cm" fo:text-indent="0cm" style:auto-text-indent="false" style:text-autospace="none">
        <style:tab-stops>
          <style:tab-stop style:position="-0.252cm"/>
          <style:tab-stop style:position="0.736cm"/>
          <style:tab-stop style:position="1.723cm"/>
          <style:tab-stop style:position="2.711cm"/>
          <style:tab-stop style:position="3.699cm"/>
          <style:tab-stop style:position="4.687cm"/>
          <style:tab-stop style:position="5.674cm"/>
          <style:tab-stop style:position="6.662cm"/>
          <style:tab-stop style:position="7.65cm"/>
          <style:tab-stop style:position="8.638cm"/>
          <style:tab-stop style:position="9.626cm"/>
          <style:tab-stop style:position="10.613cm"/>
        </style:tab-stops>
      </style:paragraph-properties>
      <style:text-properties fo:color="#000000" style:text-outline="false" style:text-position="0% 100%" style:font-name="Arial-BoldMT" fo:font-size="12pt" fo:letter-spacing="normal" fo:font-style="normal" style:text-underline-style="none" fo:font-weight="bold" style:letter-kerning="false" style:font-name-asian="Arial-BoldMT" style:font-size-asian="12pt" style:font-style-asian="normal" style:font-weight-asian="bold" style:font-name-complex="Arial-BoldMT" style:font-size-complex="12pt" style:font-style-complex="normal" style:font-weight-complex="bold"/>
    </style:style>
    <style:style style:name="P38" style:family="paragraph" style:parent-style-name="Standard" style:list-style-name="">
      <style:paragraph-properties fo:text-align="justify" style:justify-single-word="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BoldMT" fo:font-size="12pt" fo:letter-spacing="normal" fo:font-style="normal" style:text-underline-style="none" fo:font-weight="bold" style:letter-kerning="false" style:font-name-asian="Arial-BoldMT" style:font-size-asian="12pt" style:font-style-asian="normal" style:font-weight-asian="bold" style:font-name-complex="Arial-BoldMT" style:font-size-complex="12pt" style:font-style-complex="normal" style:font-weight-complex="bold"/>
    </style:style>
    <style:style style:name="P39" style:family="paragraph" style:parent-style-name="Standard" style:list-style-name="">
      <style:paragraph-properties fo:margin-top="0cm" fo:margin-bottom="0.106cm" fo:text-align="justify"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text-outline="false" style:text-position="0% 100%" style:font-name="ArialMT"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T1" style:family="text">
      <style:text-properties fo:color="#000000" style:text-outline="false" style:text-position="0% 100%" style:font-name="Arial-BoldMT" fo:font-size="12pt" fo:letter-spacing="normal" style:text-underline-style="none" fo:font-weight="bold" style:letter-kerning="false" style:font-name-asian="Arial-BoldMT" style:font-size-asian="12pt" style:font-weight-asian="bold" style:font-name-complex="Arial-BoldMT" style:font-size-complex="12pt" style:font-weight-complex="bold"/>
    </style:style>
    <style:style style:name="T2" style:family="text">
      <style:text-properties fo:color="#000000" style:text-outline="false" style:text-position="0% 100%" style:font-name="Arial-BoldMT" fo:font-size="12pt" fo:letter-spacing="normal" fo:font-style="normal" style:text-underline-style="none" fo:font-weight="bold" style:letter-kerning="false" style:font-name-asian="Arial-BoldMT" style:font-size-asian="12pt" style:font-style-asian="normal" style:font-weight-asian="bold" style:font-name-complex="Arial-BoldMT" style:font-size-complex="12pt" style:font-style-complex="normal" style:font-weight-complex="bold"/>
    </style:style>
    <style:style style:name="T3" style:family="text">
      <style:text-properties fo:color="#000000" style:text-outline="false" style:text-position="0% 100%" style:font-name="ArialMT" fo:font-size="12pt" fo:letter-spacing="normal" style:text-underline-style="none" fo:font-weight="normal" style:letter-kerning="false" style:font-name-asian="ArialMT" style:font-size-asian="12pt" style:font-weight-asian="normal" style:font-name-complex="ArialMT" style:font-size-complex="12pt" style:font-weight-complex="normal"/>
    </style:style>
    <style:style style:name="T4" style:family="text">
      <style:text-properties fo:color="#000000" style:text-outline="false" style:text-position="0% 100%" style:font-name="ArialMT"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T5" style:family="text">
      <style:text-properties fo:color="#000000" style:text-outline="false" style:text-position="0% 100%" style:font-name="ArialMT" fo:font-size="12pt" fo:letter-spacing="-0.004cm" fo:font-style="normal" style:text-underline-style="none"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T6" style:family="text">
      <style:text-properties fo:color="#000000" style:text-outline="false" style:text-position="0% 100%" style:font-name="ArialMT" fo:font-size="12pt" fo:letter-spacing="-0.005cm" fo:font-style="normal" style:text-underline-style="none" fo:font-weight="normal" style:letter-kerning="true" style:font-name-asian="ArialMT" style:font-size-asian="12pt" style:font-style-asian="normal" style:font-weight-asian="normal" style:font-name-complex="ArialMT" style:font-size-complex="12pt" style:font-style-complex="normal" style:font-weight-complex="normal"/>
    </style:style>
    <style:style style:name="T7" style:family="text">
      <style:text-properties fo:color="#000000" style:text-outline="false" style:text-position="0% 100%" style:font-name="ArialMT" fo:font-size="16pt" fo:letter-spacing="normal" style:text-underline-style="none" fo:font-weight="normal" style:letter-kerning="false" style:font-name-asian="ArialMT" style:font-size-asian="16pt" style:font-weight-asian="normal" style:font-name-complex="ArialMT" style:font-size-complex="16pt" style:font-weight-complex="normal"/>
    </style:style>
    <style:style style:name="T8" style:family="text">
      <style:text-properties fo:color="#000000" style:text-outline="false" style:text-position="0% 100%" style:font-name="Arial-ItalicMT" fo:font-size="12pt" fo:letter-spacing="normal" fo:font-style="italic" style:text-underline-style="none" fo:font-weight="normal" style:letter-kerning="false" style:font-name-asian="Arial-ItalicMT" style:font-size-asian="12pt" style:font-style-asian="italic" style:font-weight-asian="normal" style:font-name-complex="Arial-ItalicMT" style:font-size-complex="12pt" style:font-style-complex="italic" style:font-weight-complex="normal"/>
    </style:style>
    <style:style style:name="T9" style:family="text">
      <style:text-properties fo:color="#000000" style:text-outline="false" style:text-position="0% 100%" style:font-name="Arial-BoldItalicMT" fo:font-size="12pt" fo:letter-spacing="normal" fo:font-style="italic" style:text-underline-style="none" fo:font-weight="bold" style:letter-kerning="false" style:font-name-asian="Arial-BoldItalicMT" style:font-size-asian="12pt" style:font-style-asian="italic" style:font-weight-asian="bold" style:font-name-complex="Arial-BoldItalicMT" style:font-size-complex="12pt" style:font-style-complex="italic" style:font-weight-complex="bold"/>
    </style:style>
    <style:style style:name="T10" style:family="text">
      <style:text-properties fo:color="#000000" style:text-outline="false" style:text-position="37% 58%" style:font-name="ArialMT" fo:font-size="8pt" fo:letter-spacing="normal" fo:font-style="normal" style:text-underline-style="none" fo:font-weight="normal" style:letter-kerning="false" style:font-name-asian="ArialMT" style:font-size-asian="8pt" style:font-style-asian="normal" style:font-weight-asian="normal" style:font-name-complex="ArialMT" style:font-size-complex="8pt" style:font-style-complex="normal" style:font-weight-complex="normal"/>
    </style:style>
    <style:style style:name="T11" style:family="text">
      <style:text-properties fo:color="#0000ff" style:text-outline="false" style:text-position="0% 100%" style:font-name="ArialMT" fo:font-size="12pt" fo:letter-spacing="normal" fo:font-style="normal" style:text-underline-style="solid" style:text-underline-width="auto" style:text-underline-color="#0000ff"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T12" style:family="text">
      <style:text-properties fo:color="#0649ff" style:text-outline="false" style:text-position="0% 100%" style:font-name="ArialMT" fo:font-size="12pt" fo:letter-spacing="normal" fo:font-style="normal" style:text-underline-style="none" fo:font-weight="normal" style:letter-kerning="false" style:font-name-asian="ArialMT" style:font-size-asian="12pt" style:font-style-asian="normal" style:font-weight-asian="normal" style:font-name-complex="ArialMT" style:font-size-complex="12pt" style:font-style-complex="normal" style:font-weight-complex="normal"/>
    </style:style>
    <style:style style:name="T13" style:family="text">
      <style:text-properties fo:color="#1d1d1d" style:text-outline="false" style:text-position="0% 100%" style:font-name="Arial-BoldMT" fo:font-size="12pt" fo:letter-spacing="normal" fo:font-style="normal" style:text-underline-style="none" fo:font-weight="bold" style:letter-kerning="false" style:font-name-asian="Arial-BoldMT" style:font-size-asian="12pt" style:font-style-asian="normal" style:font-weight-asian="bold" style:font-name-complex="Arial-BoldMT" style:font-size-complex="12pt" style:font-style-complex="normal"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9">Thème 1 L’offre commerciale électronique</text:p>
      <text:p text:style-name="P4"/>
      <text:p text:style-name="P6">Les activités économiques exigent le support d’un contrat. A l’origine du contrat, on trouve souvent une offre commerciale qui n dans de nombreux cas, peut recourir à des moyens virtuels. Ces derniers, renforcés par les moyens modernes de communication, peuvent être intrusifs et présentent de nombreux dangers. Ils supposent donc une protection spécifique du co-contractant.</text:p>
      <text:p text:style-name="P6">La vente par internet efface les frontières. Dès lors, se posent des problèmes relatifs à l’application de la norme dans l’espace et à l’effectivité de la protection du co-contractant.</text:p>
      <text:p text:style-name="P4"/>
      <text:p text:style-name="P17"><text:span text:style-name="T1">Objectifs : Apprécier si l’offre commerciale est conforme au droit positif</text:span><text:span text:style-name="T3">.</text:span></text:p>
      <text:p text:style-name="P6">Définir l’offre commerciale électronique.</text:p>
      <text:p text:style-name="P6">Identifier ses spécificités par rapport à l’offre commerciale traditionnelle.</text:p>
      <text:p text:style-name="P6">Justifier le besoin de protection du consommateur.</text:p>
      <text:p text:style-name="P6">Identifier les conditions de validité de l’offre commerciale électronique.</text:p>
      <text:p text:style-name="P6">Identifier les conditions de validité de la publicité par voie électronique.</text:p>
      <text:p text:style-name="P6">En déduire les moyens de protection du consommateur.</text:p>
      <text:p text:style-name="P4"/>
      <text:p text:style-name="P15"><text:s/></text:p>
      <text:p text:style-name="P4"/>
      <text:p text:style-name="P11">MISE EN SITUATION</text:p>
      <text:p text:style-name="P6">Cette année, Madame Beltram, immobilisée par une mauvais chute, ne pourra pas parcourir les boutiques pour acheter les cadeaux de Noël de ses enfants et petits-enfants. Elle envisage donc de consulter Internet, qu’elle utilise depuis peu, pour trouver des idées originales et effectuer ses achats. Mais un article alarmiste paru dans son mensuel préféré l’a inquiétée. Il était titré : « On trouve tout sur Internet…et surtout n’importe quoi ! Gare aux arnaques</text:p>
      <text:p text:style-name="P4"/>
      <text:p text:style-name="P4"/>
      <text:p text:style-name="P4"/>
      <text:p text:style-name="P10">Dossier 1 : Les particularités de l’offre commerciale électronique</text:p>
      <text:p text:style-name="P10"/>
      <text:p text:style-name="P6">L’article que Madame Beltram a lu alerte sur les nombreuses fraudes dont ont été <text:s/>victimes certains cyberconsommateurs et notamment sur les offres fantaisistes que l’on trouve sur des sites fantômes. Cliente de société de vente par correspondance depuis longtemps, elle s’imaginait pourtant que la vente en ligne était identique, l’ordinateur ayant simplement remplacé le téléphone ou le papier. Avant de réaliser ses achats par <text:s/>voie électronique, Mme Beltram décide donc de se renseigner.</text:p>
      <text:p text:style-name="P6"/>
      <text:p text:style-name="P11">Montrez que le commerce électronique peut être assimilé à une vente à distance au sens du Code de la consommation. (Documents 1 et 2)</text:p>
      <text:p text:style-name="P11">Définissez l’offre électronique (Document 3)</text:p>
      <text:p text:style-name="P11">Relevez les particularités de l’offre commerciale électronique et les difficultés qu’elle engendre, par rapport à l’offre commerciale traditionnelle (Documents 4 à 6)</text:p>
      <text:p text:style-name="P11">Justifiez la nécessité d’une protection spécifique du consommateur. (Documents 4 à 6)</text:p>
      <text:p text:style-name="P11">Par quels textes la protection du consommateur est-elle organisée ? Cette <text:soft-page-break/>protection est-elle parfaitement efficace ? (Documents 7 et 8)</text:p>
      <text:p text:style-name="P11"/>
      <text:p text:style-name="P11">Document 1 : Le commerce électronique Article 14 de la loi pour la confiance dans l’économie numérique du 21 juin 2004</text:p>
      <text:p text:style-name="P6"/>
      <text:p text:style-name="P6">Le commerce électronique est l’activité économique par laquelle une personne propose ou assure à distance et par voie électronique la fourniture de biens ou de services. Entrant également dans le champ du commerce électronique les services tels que ceux consistant à fournir des informations en ligne, des communications commerciales et des outils de recherche, d’accès et de récupération de données, d’accès à un réseau de communication ou d’hébergement d’informations, y compris lorsqu’ils ne sont pas rémunérés par ceux qui les reçoivent</text:p>
      <text:p text:style-name="P4"/>
      <text:p text:style-name="P12">Document 2 : La vente à distance Article L. 121-6 du code de la consommation</text:p>
      <text:p text:style-name="P4"/>
      <text:p text:style-name="P6">« Les dispositions de la présente section s'appliquent à toute vente d'un bien ou toute fourniture d'une prestation de service conclue, sans la présence physique simultanée des parties, entre un consommateur et un professionnel qui, pour la conclusion de ce contrat, utilisent exclusivement une ou plusieurs techniques de communication à distance. »</text:p>
      <text:p text:style-name="P4"/>
      <text:p text:style-name="P12">Document 3 : L’offre</text:p>
      <text:p text:style-name="P6"/>
      <text:p text:style-name="P6">En droit français, offre ou « pollicitation », au sens juridique du terme, est l’émission précise, ferme et non équivoque de la volonté de contracter de l’une des parties, de telle sorte que l’autre n’a plus qu’à adhérer par acceptation, pour que le contrat soit formé. L’offre doit porter sur les éléments essentiels du contrat et sur les éléments jugés déterminants par les parties, dans chaque cas d’espèce.</text:p>
      <text:p text:style-name="P6">L’application de cette conception à Internet ne soulève aucune difficulté particulière. Une offre transmise sur le réseau pet être qualifiée d’offre au sens jurassique, dès lors qu’elle remplit les conditions mentionnées plus haut. En outre, un catalogue de produits consultable en ligne sera en principe considéré comme une offre au public. Enfin, grâce à la techniques des hyperliens, le fait de cliquer sur une publicité affichée sur une page web peut renvoyer l’internaute sur une autre page, ou il pourra passer commande</text:p>
      <text:p text:style-name="P6">Olivier D’Auzon Les droits des internautes à l’ère de l’économie numérique</text:p>
      <text:p text:style-name="P4"/>
      <text:p text:style-name="P24">Document 4 : Le contrat électronique</text:p>
      <text:p text:style-name="P28">Le contrat en ligne est défini comme le contrat conclu par l’intermédiaire d’un réseau de télécommunication.  </text:p>
      <text:p text:style-name="P28">La “ voie électronique ” est une notion dont l’aspect technique est source d’ambiguïté. Elle peut comprendre le téléphone, le telex, le fax, le Minitel, comme l’e-mail et la communication par Internet lequel, à son tour, est susceptible d’englober l’ensemble des techniques précédentes. Il convient de souligner que les logiciels actuels offrent comme alternative équivalentes l’impression locale, l’impression à distance (fax) et l’envoi attaché en e-mail du document qui sera imprimé au lieu de destination.</text:p>
      <text:p text:style-name="P28">Le telex, de plus en plus abandonné, présentait une fiabilité qui lui a donné une valeur juridique plus importante que celle du fax. Celui-ci, même entre professionnels, n’est pas considéré comme ayant une réelle valeur juridique. L’échanges de données informatisées (ou EDI) exige une organisation contractuelle, à la fois des modalités de transmission et des modalités juridiques, par l’intervention d’une convention sur la preuve. L’utilisation du Minitel entre les entreprises et les banques pour des virements, même sous procédures <text:soft-page-break/>sécurisées, a donné lieu à de nombreuses fraudes qui ont remis en cause ce moyen de transmission. Pour les particuliers le paiement sur Minitel à l’aide d’une carte bancaire, hors de l’intervention d’un terminal pour cartes de crédit à puce électronique, suit le régime des commandes par téléphone. Elle est limitée en tout état de cause à des opérations de faible montant (telles que la commande de billets de théâtre). Les relations sécurisées entre entreprises sont par ailleurs, actuellement, principalement organisées en intranet. </text:p>
      <text:p text:style-name="P25">La formation du contrat électronique : les modalités de l'échange des consentements</text:p>
      <text:p text:style-name="P30"><text:span text:style-name="T3">Le schéma classique de contrat est bâti sur les concepts d’offre acceptation, avec les concepts dualistes d’émission réception. Le contrat d’adhésion a substitué les notions de stipulation/adhésion qui sont mal traités par le schéma classique. Le droit de la consommation a mis en place un contrôle du </text:span><text:a xlink:type="simple" xlink:href="http://www.lexinter.net/LexElectronica/consentement.htm" text:style-name="Internet_20_link" text:visited-style-name="Visited_20_Internet_20_Link">consentement</text:a><text:span text:style-name="T3"> dans les contrats avec le consommateur ou non professionnel.</text:span></text:p>
      <text:p text:style-name="P28">L’analyse du contrat dans le commerce électronique est totalement artificielle au regard de ce découpage compte tenu de l’impossibilité de déterminer qui, du consommateur ou du professionnel, a pris l’initiative de la relation contractuelle. En effet, l’interactivité entraîne une confusion dans la délimitation traditionnelle des rôles.</text:p>
      <text:p text:style-name="P28"> Le commerce électronique, comme les contrats à distance, induit une remise en cause de la relativité des contrats, et permet l’interdépendance des contrats, dans les cas où un crédit à la consommation est souscrit pour l’achat d’un produit à distance et où le consommateur, revenant sur son engagement d’achat dans le délai de réflexion, invoquer cette interdépendance.</text:p>
      <text:p text:style-name="P30"><text:span text:style-name="T3">La formation du contrat électronique est également marquée par le fait qu’Internet supprime les étapes de l’intermédiation, et permet les rapports directs </text:span><text:span text:style-name="T1">entre le fournisseur et le consommateur</text:span></text:p>
      <text:p text:style-name="P30"><text:span text:style-name="T3">Dans le commerce électronique, les internautes se voient offrir la possibilité de visiter les sites commerciaux des entreprises. Dans ce cadre, le site commercial réalise l’offre du professionnel. Mais, le contrat électronique trouble la notion d’initiative de la relation contractuelle, telle qu’elle résultait du schéma classique, puisqu’il y a difficulté à déterminer ce qui, du site en accès ouvert, ou de la visite du consommateur, a constitué l’initiative de la conclusion du contrat. En outre, la technique interactive du </text:span><text:span text:style-name="T8">push and pull</text:span><text:span text:style-name="T4"> permet un dialogue et des échanges pratiquement simultanés et, d’une manière générale, l’interactivité rend possible pour les entreprises le fait de présenter des offres personnalisées grâce aux réponses fournies en ligne par les consommateurs et à la gestion de la fabrication à la commande.</text:span></text:p>
      <text:p text:style-name="P29">A cet égard, la proposition de directive relative à certains aspects du commerce électronique dans le marché intérieur fait référence à la notion de “ demande individuelle ”. Or, l’interactivité des pages rend la notion de demande difficile à appliquer dans le cas du commerce électronique. En effet, la transaction électronique s’organise autour des messages automatiques, des mailing “ individualisés ” et de la réponse ainsi déclenchée : le problème est de savoir si le consommateur, au travers de ce processus, a exprimé une demande individuelle, au sens de la proposition de directive.</text:p>
      <text:p text:style-name="P29">Le commerce électronique est caractérisé par la dépersonnalisation, la dématérialisation, et la délocalisation des échanges par Internet. De même, le processus contractuel par voie électronique, et le régime de l’établissement ou de la résidence des opérateurs est empreint d’une grande spécificité par rapport aux conditions dans lesquelles s’effectue le commerce traditionnel.</text:p>
      <text:p text:style-name="P29">A cet égard, il est souvent affirmé que les contrats électroniques opèrent simplement, par rapport aux contrats traditionnels, une modification du support de l’échange, mais pas de <text:soft-page-break/>la nature juridique du rapport qui resterait un contrat.</text:p>
      <text:p text:style-name="P8">Néanmoins, les contrats électroniques présentent la spécificité d’être conclus avec les machines en l’absence de tout contact direct et simultané. Dès lors, au regard des contrats traditionnels, les transactions électroniques posent les questions inédites du moment et du « lieu » de formation des contrats.</text:p>
      <text:p text:style-name="P8">www.lexinter.fr</text:p>
      <text:p text:style-name="P7"/>
      <text:p text:style-name="P13">Document 5 : L’offre électronique</text:p>
      <text:p text:style-name="P8"/>
      <text:p text:style-name="P8">En droit français, le principe du consensualisme implique que l’échange des consentements des parties suffit à former le contrat. L’offre de contracter n’est donc, en principe, soumise à aucune exigence particulière. Toutefois, la loi est intervenue, notamment dans le cas des contrats électroniques, pour réglementer l’offre et renforcer la sécurité juridique nécessaire au développement du commerce électronique. Pour aboutir à la conclusion d’un contrat électronique, l’offre doit respecter de nombreuses dispositions relevant du droit commun mais aussi spécifiques à Internet.</text:p>
      <text:p text:style-name="P8">Cette sécurité juridique est d’autant mais nécessaire que le commerce électronique s’est considérablement développé. Le chiffre d’affaires de la vente en ligne a augmenté de 22% en 2013 et représente presque 40 milliards d’euros. Elle concerne 31 millions de cyberacheteurs e plus de 100 000 sites marchands actifs en France (deux fois plus qu’en 2009).</text:p>
      <text:p text:style-name="P8">On comprend alors aisément que le législateur souhaite protéger le consommateur en ligne par un dispositif additionnel au droit commun.</text:p>
      <text:p text:style-name="P8">Corine Gimeno Le Monde 4 janvier 2014 </text:p>
      <text:p text:style-name="P8"/>
      <text:p text:style-name="P13">Document 6 : L’apparition de nouvelles problématiques</text:p>
      <text:p text:style-name="P7"/>
      <text:p text:style-name="P8">L’encadrement de l’Internet par le droit n’est pas si aisé car, si les autoroutes de l’information disposent bien de leur « Code de la route », à savoir les règles de droit, et de leurs « gendarmes », en la personne des magistrats et des autorités telle la nouvelle Hadopi, la Commission nationale de l’informatique et des libertés et la Direction générale de la concurrence et de la répression des fraudes, elles ignorent toute notion de « ligne jaune », de frontière.</text:p>
      <text:p text:style-name="P8">C’est ainsi qu’Internet ne connaît pas la frontière qui dans le monde analogique, distingue le consommateur du professionnel. Comment sur un site comme eBay, distinguer le vendeur occasionnel du commerçant professionnel, soumis au Code du commerce et assujetti à des obligations administratives et fiscales, lorsque l’on sait que de nombreux particuliers tirent tout ou partie de leurs revenus sur du Web ? (…)</text:p>
      <text:p text:style-name="P8">(…) Internet ne connaît pas non plus la frontière séparant le contenu éditorial du contenu publicitaire. Comment identifier le message publicitaire, noyé dans le contenu apparemment éditorial du blog d’un adolescent, fan de consoles de jeux, qui serait sponsorisé par un fabricant, alors que la communication publicitaire est soumise à des règles strictes ? On le voit, les instruments juridiques restent parfois inadaptés à l’Internet.</text:p>
      <text:p text:style-name="P8">Internet se joue également des frontières territoriales, comme l’illustre parfaitement la question de la responsabilité sur eBay, retenue lourdement en France dans plusieurs jugements du tribunal de commerce de Paris au profit de Louis Vuitton et Christian Dior, le 30 juin 2008 et rejetée aux Etats-Unis par la District Court of New York dans une affaire Tuffany le 14 juillet 2008, quinze jours plus tard.</text:p>
      <text:p text:style-name="P8">(…) Le réseau lui-même, ne se laisse pas enfermer dans aucun cadre réducteur et tend à s’échapper de plus en plus de son univers d’origine pour investir celui de la téléphonie ou de la télévision.</text:p>
      <text:p text:style-name="P8">En réponse, la loi et les tribunaux s’attachent consciencieusement depuis maintenant plus <text:soft-page-break/>de dix ans à tenter de reconstituer ces frontières structurantes. (…)</text:p>
      <text:p text:style-name="P17"><text:a xlink:type="simple" xlink:href="http://www.ddg.fr/documents/946895f96d54ebd9930b7b6d4a6466cf.pdf" text:style-name="Internet_20_link" text:visited-style-name="Visited_20_Internet_20_Link"><text:span text:style-name="T11">http://www.ddg.fr/documents/946895f96d54ebd9930b7b6d4a6466cf.pdf</text:span></text:a></text:p>
      <text:p text:style-name="P8"/>
      <text:p text:style-name="P8"/>
      <text:p text:style-name="P13">Document 7 : La construction d’un cadre légal</text:p>
      <text:p text:style-name="P8"/>
      <text:p text:style-name="P8">Alors que le phénomène (la vente sur Internet) n’ a pris son essor en France que tardivement, le commerce électronique est devenu un mode d’achat et de distribution courant (…). Cette progression du commerce électronique a d’ailleurs donné lieu à l’élaboration de codes de conduite et de chartes à l’attention tant des opérateurs que des utilisateurs notamment concernant les plates-formes de commerce électronique entre consommateurs.</text:p>
      <text:p text:style-name="P8">Concomitamment à cet engouement, s’st mis en place un cadre légal sécurisé. La loi du 21 juin 2004 a été élaborée dans ce but : favoriser « la confiance dans l’économie numérique » au travers de modalités pratiques (telles l’identification des prestataires et des marchands, la responsabilité des intervenants, la protection des données, etc.…) et constituer un cadre juridique sécurisé pour l’achat de produits et de services Internet. </text:p>
      <text:p text:style-name="P8">Les dispositions de la LCEN transposent la directive européenne du 8 juin 2000 sur le commerce électronique. Ce texte européen fait partie d’un large mouvement d’harmonisation du droit communautaire entrepris ces quinze dernières années et initié notamment par la directive du 24 octobre 1995 relative à la protection des personnes physiques à l’égard du traitement des données à caractère personnel et à la libre circulation des données transposées en France par une loi du 6 août 2004 (…). Cet ensemble normatif a permis sans aucun doute de rendre les échanges sur le réseau Internet plus fiables et a contribué à faire évoluer les modes de consommations. En revanche, l’harmonisation opérée par le droit communautaire n’a pas résolu toutes les difficultés. Si les directives fixent en effet les objectifs que les Etats membres de l’Union doivent poursuivre ces dernières conservent le choix de leurs modalités d’application en droit Interne.</text:p>
      <text:p text:style-name="P17"><text:a xlink:type="simple" xlink:href="http://www.ddg.fr/documents/946895f96d54ebd9930b7b6d4a6466cf.pdf" text:style-name="Internet_20_link" text:visited-style-name="Visited_20_Internet_20_Link"><text:span text:style-name="T11">http://www.ddg.fr/documents/946895f96d54ebd9930b7b6d4a6466cf.pdf</text:span></text:a></text:p>
      <text:p text:style-name="P13"/>
      <text:p text:style-name="P13">Document 8 : Nouvelles règles du commerce à distance.</text:p>
      <text:p text:style-name="P8"/>
      <text:p text:style-name="P8">Tout fournisseur de biens et services à distance (VPC ou commerce en ligne), autres que des services financiers, doit indiquer, avant la conclusion du contrat, la date limite à laquelle il s’engage à livrer le bien ou à exécuter la prestation de service. A défaut, le bien doit être livré ou la prestation de service exécutée dès la conclusion du contrat. En cas de non-respect de cette date limite, le consommateur peut obtenir l’annulation de la vente et son remboursement total (qui) doit intervenir au plus tard dans les 30 jours suivant la rétractation du client (…). C’est ce qu’indique le nouvel article L.121-20-1 du Code de la consommation, modifié par la loi (Châtel) du 3 janvier 2008</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Dossier 2 Les moyens de protection du consommateur</text:p>
      <text:p text:style-name="P8"/>
      <text:p text:style-name="P8">Mme Beltram se dit finalement qu'elle ne risque rien à consulter les offres en ligne pour ses achats de Noël. </text:p>
      <text:p text:style-name="P8">Une offre a notamment retenu son attention. Elle émane d'un site marchand qui propose des jouets artisanaux fabriqués à partir de matériaux naturels issus d'une agriculture raisonnée et biologique (bois, laine, coton, lin, etc.). Les jouets sont décrits en détail. Les prix affichés hors taxe sont particulièrement intéressants. Malheureusement, elle n'a trouvé aucune mention précisant le coût et le délai de livraison. Mme Beltram voudrait être sûre que les cadeaux arriveront bien avant les fêtes. </text:p>
      <text:p text:style-name="P8">Un autre point préoccupe Mme Beltram : elle ne cesse de recevoir des messages publicitaires émanant d'entreprises qu'elle ne connaît pas. </text:p>
      <text:p text:style-name="P8"/>
      <text:p text:style-name="P32">Relevez les conditions de validité de l'offre commerciale électronique sur le fond et sur la forme. (Doc. 9 à 13)</text:p>
      <text:p text:style-name="P32">Quelles mentions doivent figurer sur les sites marchands auxquels Mme Beltram pourra accéder pour réaliser ses achats en ligne ? (Doc. 9 à 13) <text:s/>﻿</text:p>
      <text:p text:style-name="P32">Appréciez la légalité de l'offre de jouets qui intéresse Mme Beltram. Justifiez votre réponse. (Doc. 11 à 13) </text:p>
      <text:p text:style-name="P32">Identifiez les conditions de validité de la publicité par voie électronique. (Doc. 14 à 17) </text:p>
      <text:p text:style-name="P32">Les messages publicitaires reçus par Mme Beltram sont-ils légaux? Justifiez votre réponse. (Doc. 14 à 17) </text:p>
      <text:p text:style-name="P32">Que peut faire Mme Beltram face à ce phénomène? (Doc. 14 à 17) </text:p>
      <text:p text:style-name="P26">Document 9 : Article L. 121-18 du Code de la consommation </text:p>
      <text:p text:style-name="P31"><text:span text:style-name="T4">Modifié par </text:span><text:a xlink:type="simple" xlink:href="http://www.legifrance.gouv.fr/affichTexteArticle.do;jsessionid=9903797EDEFD89277463D68BA6E86997.tpdjo01v_2?cidTexte=JORFTEXT000017785995&amp;idArticle=LEGIARTI000017959748&amp;dateTexte=20081113&amp;categorieLien=id#LEGIARTI000017959748" text:style-name="Internet_20_link" text:visited-style-name="Visited_20_Internet_20_Link"><text:span text:style-name="T11">LOI n°2008-3 du 3 janvier 2008 - art. 29</text:span></text:a><text:span text:style-name="T4"> </text:span></text:p>
      <text:p text:style-name="P31"><text:span text:style-name="T4">Modifié par </text:span><text:a xlink:type="simple" xlink:href="http://www.legifrance.gouv.fr/affichTexteArticle.do;jsessionid=9903797EDEFD89277463D68BA6E86997.tpdjo01v_2?cidTexte=JORFTEXT000017785995&amp;idArticle=LEGIARTI000017959759&amp;dateTexte=20081113&amp;categorieLien=id#LEGIARTI000017959759" text:style-name="Internet_20_link" text:visited-style-name="Visited_20_Internet_20_Link"><text:span text:style-name="T11">LOI n°2008-3 du 3 janvier 2008 - art. 30</text:span></text:a><text:span text:style-name="T4"> </text:span></text:p>
      <text:p text:style-name="P8">Sans préjudice des informations prévues par les articles L. 111-1 et L. 113-3 ainsi que de celles prévues pour l'application de l'article L. 214-1, l'offre de contrat doit comporter les informations suivantes :</text:p>
      <text:p text:style-name="P8">1° Le nom du vendeur du produit ou du prestataire de service, des coordonnées téléphoniques permettant d'entrer effectivement en contact avec lui , son adresse ou, s'il s'agit d'une personne morale, son siège social et, si elle est différente, l'adresse de l'établissement responsable de l'offre ;</text:p>
      <text:p text:style-name="P8">2° Le cas échéant, les frais de livraison ;</text:p>
      <text:p text:style-name="P8">3° Les modalités de paiement, de livraison ou d'exécution ;</text:p>
      <text:p text:style-name="P8">4° L'existence d'un droit de rétractation et ses limites éventuelles ou, dans le cas où ce droit ne s'applique pas, l'absence d'un droit de rétractation ; </text:p>
      <text:p text:style-name="P8">5° La durée de la validité de l'offre et du prix de celle-ci ;</text:p>
      <text:p text:style-name="P8">6° Le coût de l'utilisation de la technique de communication à distance utilisée lorsqu'il n'est pas calculé par référence au tarif de base ;</text:p>
      <text:p text:style-name="P8">7° Le cas échéant, la durée minimale du contrat proposé, lorsqu'il porte sur la fourniture continue ou périodique d'un bien ou d'un service.</text:p>
      <text:p text:style-name="P8"><text:soft-page-break/>Ces informations, dont le caractère commercial doit apparaître sans équivoque, sont communiquées au consommateur de manière claire et compréhensible, par tout moyen adapté à la technique de communication à distance utilisée.</text:p>
      <text:p text:style-name="P8">En cas de démarchage par téléphone ou par toute autre technique assimilable, le professionnel doit indiquer explicitement au début de la conversation son identité et le caractère commercial de l'appel.</text:p>
      <text:p text:style-name="P13"/>
      <text:p text:style-name="P27">Document 10 : Article 1369-4 du Code civil (article 25-II de la LCEN du 21 juin 2004)</text:p>
      <text:p text:style-name="P29">Quiconque propose, à titre professionnel, par voie électronique, la fourniture de biens ou la prestation de services, met à disposition les conditions contractuelles applicables d'une manière qui permette leur conservation et leur reproduction. Sans préjudice des conditions de validité mentionnées dans l'offre, son auteur reste engagé par elle tant qu'elle est accessible par voie électronique de son fait.</text:p>
      <text:p text:style-name="P8">L'offre énonce en outre :</text:p>
      <text:p text:style-name="P8">1° Les différentes étapes à suivre pour conclure le contrat par voie électronique ;</text:p>
      <text:p text:style-name="P8">2° Les moyens techniques permettant à l'utilisateur, avant la conclusion du contrat, d'identifier les erreurs commises dans la saisie des données et de les corriger ;</text:p>
      <text:p text:style-name="P8">3° Les langues proposées pour la conclusion du contrat ;</text:p>
      <text:p text:style-name="P8">4° En cas d'archivage du contrat, les modalités de cet archivage par l'auteur de l'offre et les conditions d'accès au contrat archivé ;</text:p>
      <text:p text:style-name="P8">5° Les moyens de consulter par voie électronique les règles professionnelles et commerciales auxquelles l'auteur de l'offre entend, le cas échéant, se soumettre.</text:p>
      <text:p text:style-name="P8"/>
      <text:p text:style-name="P14">Document 11 : Informations relatives au produit ou au service </text:p>
      <text:p text:style-name="P8"/>
      <text:p text:style-name="P8">Le Code de la consommation énonce, dans son article L. 111-1, une obligation générale pesant sur tout professionnel, vendeur de biens ou prestataire de services, d'informer, avant la conclusion du contrat, le consommateur sur les « caractéristiques essentielles du bien ou du service ». L'information doit porter sur leurs caractéristiques d'ordre quantitatif (dimensions, poids) et qualitatif (dénomination, nature, (...). À cet égard, plusieurs recommandations de la Commission des clauses abusives (...) rappellent que sont abusives les clauses aux termes desquelles les informations précontractuelles sont inopposables aux vendeurs. </text:p>
      <text:p text:style-name="P8">De même, toute mise en ligne délibérée de descriptifs et de photographies ne correspondant pas aux produits ou services fournis peut être sanctionnée sur le fondement de l'article L. 121-1 du Code de la consommation comme pratique commerciale trompeuse. Le tribunal de grande instance de Paris a cependant jugé que la clause stipulant l'exclusion de responsabilité du cybermarchand du fait de variations minimes entre la photographie et le produit ne peut être déclarée abusive. </text:p>
      <text:p text:style-name="P8">Vincent Fauchoux et Pierre Deprez, Le Droit de l'Internet, éd. LexisNexis. </text:p>
      <text:p text:style-name="P8"/>
      <text:p text:style-name="P18"><text:span text:style-name="T4">﻿</text:span><text:span text:style-name="T2">Pratique commerciale trompeuse</text:span><text:span text:style-name="T4"> </text:span></text:p>
      <text:p text:style-name="P8">Pratique créant une confusion avec un autre bien ou service, une marque, un nom commercial ou un autre signe distinctif d'un concurrent, ou reposant sur des indications fausses ou de nature à induire en erreur lorsqu'elles portent sur des éléments décisifs (disponibilité du bien, caractéristiques essentielles, prix, etc.). Une pratique commerciale trompeuse constitue un délit passible de deux ans de prison au plus et d'une amende de 37500 euros au plus ou de l'une de ces deux peines seulement (article L. 213-1 du Code de la consommation). </text:p>
      <text:p text:style-name="P8"/>
      <text:p text:style-name="P13"/>
      <text:p text:style-name="P14">Document 12 : Article 19 de la loi du 21 juin 2004 pour la confiance dans l’économie <text:soft-page-break/>numérique </text:p>
      <text:p text:style-name="P16"/>
      <text:p text:style-name="P7">Sans préjudice des autres obligations d'information prévues par les textes législatifs et réglementaires en vigueur, toute personne qui exerce l'activité définie à l'article 14 est tenue d'assurer à ceux à qui est destinée la fourniture de biens ou la prestation de services un accès facile, direct et permanent utilisant un standard ouvert aux informations suivantes : </text:p>
      <text:p text:style-name="P7">1° S'il s'agit d'une personne physique, ses nom et prénoms et, s'il s'agit d'une personne morale, sa raison sociale ; 2° L'adresse où elle est établie, son adresse de courrier électronique, ainsi que son numéro de téléphone ; 3° Si elle est assujettie aux formalités d'inscription au registre du commerce et des sociétés ou au répertoire des métiers, le numéro de son inscription, son capital social et l'adresse de son siège social ; 4° Si elle est assujettie à la taxe sur la valeur ajoutée et identifiée par un numéro individuel en application de l'article 286 ter du code général des impôts, son numéro individuel d'identification ; 5° Si son activité est soumise à un régime d'autorisation, le nom et l'adresse de l'autorité ayant délivré celle-ci ; 6° Si elle est membre d'une profession réglementée, la référence aux règles professionnelles applicables, son titre professionnel, l'Etat membre dans lequel il a été octroyé ainsi que le nom de l'ordre ou de l'organisme professionnel auprès duquel elle est inscrite. Toute personne qui exerce l'activité définie à l'article 14 doit, même en l'absence d'offre de contrat, dès lors qu'elle mentionne un prix, indiquer celui-ci de manière claire et non ambiguë, et notamment si les taxes et les frais de livraison sont inclus. Le présent alinéa s'applique sans préjudice des dispositions régissant la publicité trompeuse prévues à l'article L. 121-1 du code de la consommation, ni des obligations d'information sur les prix prévues par les textes législatifs et réglementaires en vigueur. Les infractions aux dispositions du présent article sont recherchées et constatées dans les conditions fixées par les premier, troisième et quatrième alinéas de l'article L. 450-1 et les articles L. 450-2, L. 450-3, L. 450-4, L. 450-7, L. 450-8, L. 470-1 et L. 470-5 du code de commerce.</text:p>
      <text:p text:style-name="P14"/>
      <text:p text:style-name="P13">Document 13 : Délai de livraison </text:p>
      <text:p text:style-name="P8"/>
      <text:p text:style-name="P8">Article L. 121-20-3 du Code de la consommation </text:p>
      <text:p text:style-name="P8">Le fournisseur doit indiquer, avant la conclusion du contrat, la date limite à laquelle il s'engage à livrer le bien ou à exécuter la prestation de services. À défaut, le fournisseur est réputé devoir délivrer le bien ou exécuter la prestation de services dès la conclusion du contrat. En cas de non-respect de cette date limite, le consommateur peut obtenir la résolution de la vente (...). Il est alors remboursé (...).</text:p>
      <text:p text:style-name="P7"/>
      <text:p text:style-name="P13">Document 14 : La publicité par voie électronique </text:p>
      <text:p text:style-name="P8"/>
      <text:p text:style-name="P8">La loi pour la confiance dans l'économie numérique du 21 juin 2004 fait peser sur les cybermarchands une obligation de transparence. Ainsi, l'article 20 stipule que « toute publicité, sous quelque forme que ce soit, accessible par un service de communication au public en ligne, doit pouvoir être clairement identifiée comme telle. Elle doit rendre clairement identifiable la personne physique ou morale ﻿pour le compte de laquelle elle est réalisée» [par exemple par un lien hypertexte]. Cette mesure s'applique en plus des dispositions réprimant la publicité trompeuse prévues à l'article L. 121-1 du Code de la <text:soft-page-break/>consommation. Tout manquement est puni de deux ans de prison au plus et de 37500 euros d'amende ou de l'une de ces deux peines. </text:p>
      <text:p text:style-name="P8">Corinne Gimeno, Le monde 2 avril 2014. </text:p>
      <text:p text:style-name="P13"><text:s/></text:p>
      <text:p text:style-name="P18"><text:span text:style-name="T2">Document 15 : La prospection commerciale directe</text:span><text:span text:style-name="T4"> </text:span></text:p>
      <text:p text:style-name="P8"/>
      <text:p text:style-name="P8">Depuis l'entrée en vigueur de la loi pour la confiance dans l'économie numérique, (...) le chapitre Il de la loi, intitulé « La publicité par voie électronique ", réglemente la prospection directe d'un consommateur qu'il définit comme: « l'envoi de tout message destiné à promouvoir, directement ou indirectement, des biens, des services ou l'image d'une personne vendant des biens ou fournissant des services » (article 22). </text:p>
      <text:p text:style-name="P8">Il est donc légalement admis que des messages envoyés par l'intermédiaire de la messagerie électronique, soit à un grand nombre de personnes, soit à une personne unique (majoritairement, il s'agira d'un consommateur visé par un professionnel) afin de leur proposer un produit ou un service, se voient appliquer la législation en matière de publicité, à laquelle il convient d'ajouter la législation en matière de protection des données à caractère personnel puisque, comme le précise la Commission nationale de l'informatique et des libertés, « une adresse électronique est une donnée nominative, soit directement lorsque le nom de l'internaute figure dans le libellé de l'adresse, soit indirectement dans la mesure où toute adresse électronique peut être associée à une personne physique (...) </text:p>
      <text:p text:style-name="P8">(...) L'article 22 de la loi pour la confiance dans l'économie numérique (...) dispose que: « Est interdite la prospection directe au moyen d'un automate d'appel, d'un télécopieur ou d'un courrier électronique utilisant, sous quelque forme que ce soit, les coordonnées d'une personne physique qui n'a pas exprimé son consentement préalable à recevoir des prospections directes par ce moyen. </text:p>
      <text:p text:style-name="P8">La LCEN définit par ailleurs le « consentement Il comme: « toute manifestation de volonté libre, spécifique et informée par laquelle une personne accepte que des données à caractère personnel la concernant soient utilisées à des fins de prospection directe» (article 22, Il, alinéa 2). </text:p>
      <text:p text:style-name="P8">La prospection directe par courrier électronique est autorisée dans tous les cas où la personne a donné son consentement préalable. C'est encore le cas si la prospection directe concerne des produits ou services « analogues » fournis par la même personne physique ou morale. </text:p>
      <text:p text:style-name="P8">Il est interdit d'émettre, à des fins de prospection directe, des messages, des courriers électroniques sans indiquer de coordonnées valables auxquelles le destinataire puisse utilement transmettre, sans frais autres que ceux liés à la transmission de cette demande, une demande tendant à obtenir que ces communications cessent. Il sera également interdit de dissimuler l'identité de la personne pour le compte de laquelle la communication est émise et de mentionner un objet sans rapport avec la prestation ou le service proposé. </text:p>
      <text:p text:style-name="P8">En tout état de cause, même dans l'hypothèse où un courrier de prospection commerciale aurait été envoyé dans des conditions légales, il conviendra d'indiquer les coordonnées auxquelles le destinataire pourra transmettre une demande pour la cessation immédiate des envois non désirés [sans frais, hormis ceux liés à la transmission du refus]. L'identité de la personne pour le compte de laquelle les envois seront faits, ainsi que l'objet du courrier, devront toujours être accessibles.] </text:p>
      <text:p text:style-name="P8">Soulignons ici que ces dispositions sont destinées à la protection du consommateur et qu'elles n'ont donc pas vocation à s'appliquer entre professionnels. </text:p>
      <text:p text:style-name="P8">Vincent Fauchoux et Pierre Deprez, Le Droit de l'Internet, éd. LexlsNexis. </text:p>
      <text:p text:style-name="P7"/>
      <text:p text:style-name="P18"><text:span text:style-name="T2"><text:s/>Document 16 : Les pratiques illicites en matière de publicité sur Internet</text:span><text:span text:style-name="T4"> </text:span></text:p>
      <text:p text:style-name="P8"/>
      <text:p text:style-name="P8"><text:soft-page-break/>De nombreux fondements sont invoqués pour sanctionner les pratiques déviantes. Il peut s'agir de règles spéciales, notamment concernant le spam, ou de règles générales. </text:p>
      <text:p text:style-name="P8">La loi Châtel du 3 janvier 2008 « pour le développement de la concurrence au service des consommateurs» a introduit une nouvelle section [au] Code de la consommation relative aux «pratiques commerciales agressives ». Ainsi, selon l'article L. 122-11 nouveau: «Une pratique commerciale est agressive lorsque du fait de sollicitations répétées et insistantes ou de l'usage d'une contrainte physique ou morale: </text:p>
      <text:p text:style-name="P8">1 ° elle altère ou est de nature à altérer de manière significative la liberté de choix d'un consommateur; </text:p>
      <text:p text:style-name="P8">2° elle vicie ou est de nature à vicier le consentement d'un consommateur; 3° elle entrave l'exercice des droits contractuels d'un consommateur. » </text:p>
      <text:p text:style-name="P8">À titre d'illustration, la directive du 11 mai 2005 relative aux pratiques commerciales déloyales des entreprises vis-à-vis des consommateurs considérait que le fait de se livrer à des sollicitations répétées et non souhaitées par courrier électronique ou tout autre outil de communication à distance constitue une pratique commerciale agressive. Dans ce dernier cas, peu importe le contenu du message, c'est la répétition qui caractérise « l'agressivité ». </text:p>
      <text:p text:style-name="P8">Ce nouveau fondement pourra certainement être appliqué dans différentes hypothèses allant du spamming au phishing ou d'autres pratiques à venir. </text:p>
      <text:p text:style-name="P7">Vincent Fauchoux et Pierre Deprez, Le Droit de l'Internet, éd. LexlsNexis</text:p>
      <text:p text:style-name="P7"/>
      <text:p text:style-name="P17"><text:span text:style-name="T2">Spam :</text:span><text:span text:style-name="T4"> On appelle « spam» l'envoi répété de courriers électroniques non sollicités, le plus souvent à but commercial à des personnes dont l'adresse électronique a été captée de façon irrégulière sur des sites web. des forums de discussion, des annuaires ...et qui n'ont jamais consenti à les recevoir. L'envoi de spam est interdit par la loi. </text:span></text:p>
      <text:p text:style-name="P17"><text:span text:style-name="T2">Phishing :</text:span><text:span text:style-name="T4"> C'est une technique d'usurpation d'identité: des sites miroirs semblables à des sites de renom sont créés puis les internautes sont contactés au hasard avec un courrier non sollicité (« spam») qui reprend la charte graphique du site détourné. Un e-mail non sollicité reprenant l'habillage du site «contrefait» invite l'internaute à se rendre sur le faux site pour remettre à jour certains renseignements personnels dans un questionnaire tout aussi faux. L'internaute ainsi dupé laisse numéros de téléphone, de Sécurité sociale, de compte bancaire, etc. </text:span></text:p>
      <text:p text:style-name="P8"/>
      <text:p text:style-name="P13">Document 17 : La prospection commerciale par courrier électronique </text:p>
      <text:p text:style-name="P8">Le principe : pas de message commercial sans accord préalable du destinataire </text:p>
      <text:p text:style-name="P8">La publicité par courrier électronique est possible à condition que les personnes aient explicitement donné leur accord pour être démarchées, au moment de la collecte de leur adresse électronique. </text:p>
      <text:p text:style-name="P8">Deux exceptions à ce principe: </text:p>
      <text:p text:style-name="P8">- si la personne prospectée est déjà cliente de l'entreprise et si la prospection concerne des produits ou services analogues à ceux déjà fournis par l'entreprise ; </text:p>
      <text:p text:style-name="P8">- si la prospection n'est pas de nature commerciale (caritative par exemple). </text:p>
      <text:p text:style-name="P8">Dans ces deux cas, la personne doit, au moment de la collecte de son adresse de messagerie: </text:p>
      <text:p text:style-name="P8">- être informée que son adresse électronique sera utilisée à des fins de prospection; </text:p>
      <text:p text:style-name="P8">- être en mesure de s'opposer à cette utilisation de manière simple et gratuite. </text:p>
      <text:p text:style-name="P8">Dans tous les cas, chaque message électronique doit obligatoirement : </text:p>
      <text:p text:style-name="P8">- préciser l'identité de l'annonceur; </text:p>
      <text:p text:style-name="P8">- proposer un moyen simple de s'opposer à la réception de nouvelles sollicitations (par exemple, lien pour se désinscrire à la fin du message). </text:p>
      <text:p text:style-name="P8">La CNIL recommande que le consentement préalable ou le droit d'opposition soit recueilli par le biais d'une case à cocher. L'utilisation d'une case pré-cochée est à proscrire car <text:soft-page-break/>contraire à la loi. </text:p>
      <text:p text:style-name="P8">Les sanctions </text:p>
      <text:p text:style-name="P8">• Amende de 750 euros par message expédié (contravention prévue par l'article R.10-1 du Code des postes et des communications électroniques). </text:p>
      <text:p text:style-name="P8">• 5 ans d'emprisonnement et 300000 euros d'amende (délit prévu par les articles 226-18 et 226-18-1 du Code pénal). </text:p>
      <text:p text:style-name="P8">• Jusqu'à 300000 euros d'amende (sanction prononcée par la CNIL, prévue par l'article 47 de la loi « Informatique et Libertés » modifiée). </text:p>
      <text:p text:style-name="P8"/>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5"/>
      <text:p text:style-name="P5"/>
      <text:p text:style-name="P5"/>
      <text:p text:style-name="P13">Thème 1 L’offre commerciale électronique</text:p>
      <text:p text:style-name="P7"/>
      <text:p text:style-name="P33"><text:span text:style-name="T4">Les activités économiques exigent le support d’un contrat. À l’origine du contrat, on trouve souvent une offre commerciale susceptible de recourir à des moyens virtuels. Si la vente à distance existe depuis le xix</text:span><text:span text:style-name="T10">e</text:span><text:span text:style-name="T4"> siècle, elle présente, pour les personnes sollicitées, de nombreux </text:span><text:span text:style-name="T5">dangers, qui sont aujourd’hui renforcés par le caractère intrusif des moyens de communication</text:span><text:span text:style-name="T4">, ce qui suppose une protection spécifique. L’offre commerciale électronique est donc encadrée afin de préserver l’intérêt du cocontractant.</text:span></text:p>
      <text:p text:style-name="P35">I. La nécessaire protection des cyberconsommateurs</text:p>
      <text:p text:style-name="P27">A. L’offre commerciale électronique et ses dangers</text:p>
      <text:p text:style-name="P8">La Loi sur la confiance dans l’économie numérique (LCEN) de juin 2004 définit le commerce électronique comme « l’activité économique par laquelle une personne propose ou assure à distance et par voie électronique la fourniture de biens ou de services ». </text:p>
      <text:p text:style-name="P8"/>
      <text:p text:style-name="P17"><text:span text:style-name="T4">Depuis l’avènement d’Internet, le commerce électronique, qui regroupe donc l’ensemble des </text:span><text:span text:style-name="T5">activités commerciales effectuées sur les réseaux électroniques, connaît un fort développement</text:span><text:span text:style-name="T4">. Les offres sur Internet se sont considérablement développées sous des formes variées, voire intrusives (pages html, bandeaux et bannières s’affichant sur l’écran </text:span><text:soft-page-break/><text:span text:style-name="T4">et permettant de se connecter d’un simple clic sur le site de l’annonceur, messages visuels ou sonores, </text:span><text:span text:style-name="T8">pop-up</text:span><text:span text:style-name="T4"> intempestifs, liens dans les pages de résultats des moteurs de recherche…).</text:span></text:p>
      <text:p text:style-name="P29">Les entreprises se livrent dès lors à une véritable prospection directe, que le Code de la consommation définit comme « l’envoi de tout message destiné à promouvoir, directement ou indirectement, des biens, des services ou l’image d’une personne vendant des biens ou fournissant des services ».</text:p>
      <text:p text:style-name="P27">B. Le développement de la protection du cyberconsommateur </text:p>
      <text:p text:style-name="P8">S’il est nécessaire d’assurer le développement du commerce électronique, il convient aussi de renforcer la confiance des consommateurs dans ce nouveau mode de transaction. </text:p>
      <text:p text:style-name="P34">Les dispositions destinées à protéger la partie au contrat jugée la plus faible, qui s’inspirent des techniques du Code de la consommation, s’appliquent le plus souvent aussi bien au consommateur qu’au non-professionnel, c’est-à-dire celui qui acquiert un bien ou un service en dehors de son domaine professionnel.</text:p>
      <text:p text:style-name="P35">II. Les obligations des cybermarchands</text:p>
      <text:p text:style-name="P27">A. Le respect de l’ordre public </text:p>
      <text:p text:style-name="P8">La LCEN de juin 2004, transposition de la directive européenne de juin 2000 visant à harmoniser les législations des États membres dans le domaine du commerce électronique, impose au vendeur diverses obligations destinées à protéger les cyberconsommateurs. </text:p>
      <text:p text:style-name="P30"><text:span text:style-name="T4">Ainsi, les dispositions d’ordre public comme le respect des bonnes mœurs, la sécurité, la protection des mineurs, de la santé publique et des consommateurs doivent être expressément </text:span><text:span text:style-name="T5">respectées. De même, la publicité diffusée sur Internet doit appliquer les règles déontologiques</text:span><text:span text:style-name="T4"> spécifiques aux enfants et aux adolescents, notamment ne pas exploiter l’inexpérience et la crédulité du jeune public et recueillir l’accord explicite des parents pour une proposition de service électronique impliquant une dépense. </text:span></text:p>
      <text:p text:style-name="P27">B. Le respect de la vie privée </text:p>
      <text:p text:style-name="P8">La collecte de données à caractère personnel sur Internet constitue un traitement automatisé de données à caractère personnel soumis à la loi « Informatique et Libertés » et aux recommandations de la CNIL (Commission nationale de l’informatique et des libertés). Les droits d’accès, d’opposition et de rectification des utilisateurs, par ailleurs informés de la finalité de la collecte d’informations les concernant, doivent donc être applicables.</text:p>
      <text:p text:style-name="P17"><text:span text:style-name="T4">De nombreux sites commerciaux imposent à l’internaute de communiquer des informations personnelles (nom, prénom, mail, adresse…) pour pouvoir accéder à d’autres parties du site. Diverses pratiques permettent également de collecter des adresses électroniques d’internautes à leur insu (</text:span><text:span text:style-name="T8">cookies</text:span><text:span text:style-name="T4"> s’installant sur le disque dur lors de la consultation d’un site et permettant de suivre ensuite les habitudes de consommation de l’internaute). </text:span></text:p>
      <text:p text:style-name="P8"/>
      <text:p text:style-name="P29">Afin d’éviter ce type de pratique, la collecte de données est de plus en plus encadrée par divers codes de déontologie (par exemple, le code de la Fédération des entreprises de vente à distance – FEVAD).</text:p>
      <text:p text:style-name="P36"><text:span text:style-name="T2">1. La règle de l’</text:span><text:span text:style-name="T9">opt-in</text:span></text:p>
      <text:p text:style-name="P30"><text:span text:style-name="T4">En matière de courrier électronique, les droits communautaire et français ont adopté la règle </text:span><text:span text:style-name="T6">du consentement préalable ; le consentement de la personne destinataire doit avoir été </text:span><text:soft-page-break/><text:span text:style-name="T6">clairement</text:span><text:span text:style-name="T4"> exprimé lors d’un contact direct et personnel. L’utilisation d’une adresse électronique privée en vue d’une prospection commerciale sans consentement préalable est donc interdite. </text:span></text:p>
      <text:p text:style-name="P37">2. Les exceptions à la règle</text:p>
      <text:p text:style-name="P14">• Concernant les personnes physiques</text:p>
      <text:p text:style-name="P8">Le consentement préalable du destinataire n’est pas exigé pour une offre de bien ou de service lorsque ses coordonnées ont déjà été recueillies directement auprès de lui à l’occasion d’une précédente vente de bien ou fourniture de service analogue.</text:p>
      <text:p text:style-name="P8">De même, le consentement n’est pas requis lorsque le message est destiné à des personnes « au titre de la fonction qu’elles exercent dans l’organisme privé ou public qui leur a attribué cette adresse ». </text:p>
      <text:p text:style-name="P17"><text:span text:style-name="T4">Dans tous les cas, le destinataire doit toujours avoir la possibilité de s’opposer à l’utilisation de ses coordonnées (règle de l’</text:span><text:span text:style-name="T8">opt-out</text:span><text:span text:style-name="T4">).</text:span></text:p>
      <text:p text:style-name="P38">• Concernant les professionnels</text:p>
      <text:p text:style-name="P17"><text:span text:style-name="T4">La CNIL considère que la prospection électronique dans le cadre professionnel n’est pas soumise au consentement préalable. Le professionnel peut toutefois s’opposer à l’utilisation commerciale de ses coordonnées</text:span><text:span text:style-name="T8">.</text:span></text:p>
      <text:p text:style-name="P30"><text:span text:style-name="T4">La pratique du </text:span><text:span text:style-name="T8">spamming</text:span><text:span text:style-name="T4">, caractérisée par l’envoi massif de messages non sollicités, constitue un délit lourdement sanctionné ; elle porte en effet atteinte à la vie privée des personnes. La CNIL, qui veille à la bonne application de la loi, dispose à cet égard d’un pouvoir de sanction. Au niveau européen, les sollicitations à distance répétées et non souhaitées par le consommateur constituent une pratique déloyale interdite.</text:span></text:p>
      <text:p text:style-name="P27">C. L’obligation de loyauté et de transparence</text:p>
      <text:p text:style-name="P37">1. L’obligation de loyauté</text:p>
      <text:p text:style-name="P17"><text:span text:style-name="T4">Une directive européenne de mai 2005 pose le principe de l’interdiction générale des pratiques commerciales déloyales, y compris électroniques. Une autre directive de décembre </text:span><text:span text:style-name="T6">2006 renforce la protection des consommateurs en listant les pratiques commerciales agressives</text:span><text:span text:style-name="T4"> : harcèlement, incitations adressées aux enfants…</text:span></text:p>
      <text:p text:style-name="P8">L’obligation de loyauté implique que toute offre en ligne doit pouvoir être clairement identifiée comme telle. Il s’agit de permettre l’identification du partenaire et des produits proposés. Les caractéristiques qualitatives et quantitatives de l’offre doivent être décrites précisément et sans équivoque ; le descriptif doit donc être suffisamment clair et précis. Les notices doivent être rédigées en français. L’auteur de l’offre reste engagé par elle tant qu’elle est accessible par voie électronique.</text:p>
      <text:p text:style-name="P29">En outre, le droit communautaire prévoit que les données personnelles fournies par les internautes qui répondent à des offres électroniques doivent être traitées loyalement et légalement, être pertinentes et non excessives par rapport à l’usage auquel elles sont destinées. </text:p>
      <text:p text:style-name="P37">2. L’obligation de transparence</text:p>
      <text:p text:style-name="P39">Le média Internet – très compétitif pour l’annonceur qui peut ainsi toucher une très large cible, y compris internationale – présente des risques pour l’internaute qui acquiert des biens ou des services et paye en ligne avant même d’être livré. C’est pourquoi la loi Chatel du 3 janvier 2008 (loi pour le développement de la concurrence au service des consommateurs) a renforcé les droits du cyberconsommateur dans le contrat de commerce électronique.</text:p>
      <text:p text:style-name="P14">• Les caractéristiques de l’offre</text:p>
      <text:p text:style-name="P39">Le cybermarchand doit préciser dans son offre quels sont les services concernés, la zone géographique, la durée de l’offre et la disponibilité du bien ou du service au moment de la commande. Les conseils d’utilisation et de précaution doivent être mentionnés, ainsi que le mode de livraison. Le prix doit être indiqué clairement et sans ambigüité. Les taxes applicables, les frais annexes (frais d’envoi, par exemple) et les réductions éventuelles doivent être détaillés. L’internaute doit pouvoir identifier clairement l’éditeur du site et l’auteur de l’offre (personne morale ou physique) : dénomination sociale, adresse du siège social, téléphone…</text:p>
      <text:p text:style-name="P14">• Les conditions de l’offre</text:p>
      <text:p text:style-name="P34">Toute offre de contrat électronique proposée par un professionnel doit respecter différentes étapes. L’obligation légale d’afficher les conditions contractuelles renforce la transparence de l’offre et permet au cyberconsommateur d’être complètement informé avant de s’engager.</text:p>
      <text:p text:style-name="P35">III. L’efficacité de la protection</text:p>
      <text:p text:style-name="P8"><text:soft-page-break/>Plus de 50 % des sites d’e-commerce sont dans l’irrégularité (par exemple, des informations mensongères sur les droits des consommateurs, des coordonnées du détaillant manquantes ou incomplètes).</text:p>
      <text:p text:style-name="P8">Des sanctions sont mises en place sous forme d’amendes ou de menaces de fermeture des sites Internet opérant dans l’illégalité.</text:p>
      <text:p text:style-name="P8">De son côté, la CNIL tente d’agir sur les différentes techniques de publicité ciblée en ligne, sur les risques d’atteinte à la vie privée et les parades possibles.</text:p>
      <text:p text:style-name="P8">Dans le même temps, de nouveaux modèles économiques mis en place par de nombreuses sociétés présentes sur Internet, comme Google ou Facebook, proposent des offres basées sur la fourniture de services apparemment « gratuits » pour l’internaute, mais financés majoritairement, voire exclusivement, par la publicité, le tout accompagné du développement considérable d’un marketing ciblé, « gourmand » en données personnelles, et du développement de la géolocalisation pour se situer au plus près de l’internaute. </text:p>
      <text:p text:style-name="P8">Ces évolutions peuvent faire craindre notamment un « profilage » systématique des internautes, qui plus est à leur insu, ainsi qu’un risque de « marchandisation » des profils individuels entre les fournisseurs de contenus et les annonceurs.</text:p>
      <text:p text:style-name="P8">La protection des cyberconsommateurs n’est donc, en l’état, que très relative.</text:p>
      <text:p text:style-name="P7"/>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
      <text:p text:style-name="P13"/>
      <text:p text:style-name="P13"/>
      <text:p text:style-name="P13">Résumé Thème 1 L’offre commerciale électronique</text:p>
      <text:p text:style-name="P2"/>
      <text:p text:style-name="P2">I – Les particularités de l’offre commerciale électronique</text:p>
      <text:p text:style-name="P2"/>
      <text:p text:style-name="P2">Vente à distance telle que définie par l’article L. 121-16 du Code de la consommation : Le commerce électronique est l’activité économique par laquelle une personne propose ou assure à distance et par voie électronique la fourniture de biens ou de services (article 14 de la LECN du 21 juin 2004).</text:p>
      <text:p text:style-name="P2"><text:soft-page-break/></text:p>
      <text:p text:style-name="P19">Des difficultés propres existent :</text:p>
      <text:p text:style-name="P8">Difficulté à établir qui du consommateur ou du professionnel a eu l’initiative de la relation contractuelle.</text:p>
      <text:p text:style-name="P8">Difficulté à identifier avec certitude l’offreur, éloigné et parfois étranger.</text:p>
      <text:p text:style-name="P8">Difficulté liée à l’interactivité et à la quasi-immédiateté de l’offre et de la formation du contrat.</text:p>
      <text:p text:style-name="P8">Difficulté à identifier l’offre commerciale électronique en tant que telle.</text:p>
      <text:p text:style-name="P2"/>
      <text:p text:style-name="P7">Ces difficultés entraînent un besoin de protection particulier <text:s/>des consommateurs.</text:p>
      <text:p text:style-name="P7"/>
      <text:p text:style-name="P3">II – Les moyens de protection du consommateur</text:p>
      <text:p text:style-name="P20"/>
      <text:p text:style-name="P20">A – Les conditions de validité de l’offre commerciale électronique</text:p>
      <text:p text:style-name="P3"/>
      <text:p text:style-name="P3"/>
      <text:p text:style-name="P3"><text:s/></text:p>
      <text:p text:style-name="P3"/>
      <text:p text:style-name="P21"/>
      <text:p text:style-name="P21"/>
      <text:p text:style-name="P21"/>
      <text:p text:style-name="P20">B – Le cas particulier de la publicité par voie électronique</text:p>
      <text:p text:style-name="P20"/>
      <text:p text:style-name="P20"><text: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text:soft-page-break/></text:p>
      <text:p text:style-name="P14"/>
      <text:p text:style-name="P14">Vérifiez vos connaissances</text:p>
      <text:p text:style-name="P14"/>
      <text:p text:style-name="P14">Vrai ou faux ?</text:p>
      <text:p text:style-name="P8"/>
      <text:p text:style-name="P8">1. Le commerce électronique est assimilé à du commerce à distance. </text:p>
      <text:p text:style-name="P8">2. Le consommateur est en principe un client non professionnel. </text:p>
      <text:p text:style-name="P17"><text:span text:style-name="T4">3. La vente en ligne n’est qu’une nouvelle méthode de vente par rapport aux méthodes traditionnelles</text:span><text:span text:style-name="T2">. </text:span></text:p>
      <text:p text:style-name="P8">Elle est certes une nouvelle méthode de vente utilisant des outils dits « modernes » mais elle fait naître de nouvelles problématiques juridiques et de nouveaux risques que le législateur prend petit à petit en compte dans la loi en prévoyant des dispositifs spécifiques.</text:p>
      <text:p text:style-name="P8">4. Le principe du consensualisme signifie que le seul échange des consentements des parties suffit à parfaire le contrat. </text:p>
      <text:p text:style-name="P8">5. Les cyberacheteurs français ne peuvent accéder qu’à des sites marchands situés en France. </text:p>
      <text:p text:style-name="P8">Internet permet d’accéder à une multitude de sites marchands quelle que soit leur localisation. C’est justement une des difficultés que fait naître le commerce en ligne.</text:p>
      <text:p text:style-name="P8">6. Le législateur a choisi d’encadrer l’offre commerciale électronique pour protéger les consommateurs et permettre le développement du commerce en ligne. Vrai .</text:p>
      <text:p text:style-name="P8">7. En matière d’offre commerciale électronique, le client professionnel est autant protégé que le client non-professionnel. </text:p>
      <text:p text:style-name="P8">La protection prévue par la loi dans le Code de la consommation ne vise que le client non professionnel, généralement qualifié de consommateur.</text:p>
      <text:p text:style-name="P8">Les rapports entre professionnels n’entrent pas dans son champ d’application.</text:p>
      <text:p text:style-name="P8">8. L’auteur d’une offre commerciale électronique a la même obligation d’information que n’importe quel autre offreur. </text:p>
      <text:p text:style-name="P17"><text:span text:style-name="T4">9. La prospection par voie électronique n’est pas soumise à condition.</text:span><text:span text:style-name="T2"> </text:span></text:p>
      <text:p text:style-name="P8">Elle est encadrée par la loi notamment quant à la collecte de l’adresse électronique permettant la prospection.</text:p>
      <text:p text:style-name="P8">10. Une offre commerciale électronique stipulant qu’elle est valable jusqu’à une certaine date n’engage pas l’offreur au-delà de cette date. </text:p>
      <text:p text:style-name="P8">Tant qu’elle est disponible sur le site marchand, l’offre commerciale électronique est réputée valable et doit donc être honorée, si un acheteur l’accepte, quelle que soit la durée de validité mentionnée. Les cybervendeurs doivent donc mettre leur site marchand à jour et supprimer les offres qui ne sont plus valables.</text:p>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1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NewRomanPSMT" svg:font-family="TimesNewRomanPSMT" style:font-family-generic="roman"/>
    <style:font-face style:name="Arial-BoldItalicMT" svg:font-family="Arial-BoldItalicMT" style:font-family-generic="swiss"/>
    <style:font-face style:name="Arial-BoldMT" svg:font-family="Arial-BoldMT" style:font-family-generic="swiss"/>
    <style:font-face style:name="Arial-ItalicMT" svg:font-family="Arial-ItalicMT" style:font-family-generic="swiss"/>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3-06T13:41:49</meta:creation-date>
    <dc:date>2015-03-06T13:43:15</dc:date>
    <meta:editing-duration>PT1M28S</meta:editing-duration>
    <meta:editing-cycles>1</meta:editing-cycles>
    <meta:generator>OpenOffice/4.1.1$Unix OpenOffice.org_project/411m6$Build-9775</meta:generator>
    <meta:document-statistic meta:table-count="0" meta:image-count="0" meta:object-count="0" meta:page-count="18" meta:paragraph-count="225" meta:word-count="7146" meta:character-count="46795"/>
  </office:meta>
</office:document-meta>
</file>